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" svg:font-family="Consol"/>
    <style:font-face style:name="Consola" svg:font-family="Consola"/>
    <style:font-face style:name="FreeSans1" svg:font-family="FreeSans" style:font-family-generic="swiss"/>
    <style:font-face style:name="cmr10" svg:font-family="cmr10" style:font-pitch="variable"/>
    <style:font-face style:name="TlwgTypewriter" svg:font-family="TlwgTypewriter" style:font-family-generic="modern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80d4" officeooo:paragraph-rsid="001980d4"/>
    </style:style>
    <style:style style:name="P2" style:family="paragraph" style:parent-style-name="Standard">
      <style:text-properties fo:color="#6600cc" style:font-name="TlwgTypewriter" officeooo:rsid="001980d4" officeooo:paragraph-rsid="001980d4"/>
    </style:style>
    <style:style style:name="P3" style:family="paragraph" style:parent-style-name="Standard">
      <style:text-properties fo:color="#ff3300" style:font-name="TlwgTypewriter" officeooo:rsid="001980d4" officeooo:paragraph-rsid="001980d4"/>
    </style:style>
    <style:style style:name="P4" style:family="paragraph" style:parent-style-name="Standard">
      <style:text-properties style:font-name="TlwgTypewriter" officeooo:rsid="001980d4" officeooo:paragraph-rsid="001980d4"/>
    </style:style>
    <style:style style:name="T1" style:family="text">
      <style:text-properties fo:color="#ff3300"/>
    </style:style>
    <style:style style:name="T2" style:family="text">
      <style:text-properties fo:color="#6600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irectory</text:span> <text:span text:style-name="T2">File</text:span></text:p>
      <text:p text:style-name="P1"><text:span text:style-name="T2">NEED (TODO)</text:span></text:p>
      <text:p text:style-name="P1">Output die moet geprint worden:</text:p>
      <text:p text:style-name="P1"/>
      <text:p text:style-name="P4">Total: 13 (45)</text:p>
      <text:p text:style-name="P4"/>
      <text:p text:style-name="P3">Indicator 12 (30)</text:p>
      <text:p text:style-name="P4"/>
      <text:p text:style-name="P4"><text:tab/><text:span text:style-name="T1">MACD 8 (15)</text:span></text:p>
      <text:p text:style-name="P4"><text:tab/><text:tab/><text:span text:style-name="T2">mainMACD.py 8 (15)</text:span></text:p>
      <text:p text:style-name="P4"/>
      <text:p text:style-name="P4"><text:tab/><text:span text:style-name="T1">MICHIEL_BUY_SIGNAL 4 (15)</text:span></text:p>
      <text:p text:style-name="P4"><text:tab/><text:tab/><text:span text:style-name="T2">mainMICHIEL_BUY_SIGNAL.py 2 (14)</text:span></text:p>
      <text:p text:style-name="P2"><text:tab/><text:tab/>hulpfile.py 2 (1)</text:p>
      <text:p text:style-name="P4"/>
      <text:p text:style-name="P3">General 1 (15)</text:p>
      <text:p text:style-name="P4"><text:tab/><text:span text:style-name="T2">stockClass.py 1 (15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" svg:font-family="Consol"/>
    <style:font-face style:name="Consola" svg:font-family="Consola"/>
    <style:font-face style:name="FreeSans1" svg:font-family="FreeSans" style:font-family-generic="swiss"/>
    <style:font-face style:name="cmr10" svg:font-family="cmr10" style:font-pitch="variable"/>
    <style:font-face style:name="TlwgTypewriter" svg:font-family="TlwgTypewriter" style:font-family-generic="modern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11:22:13.744995788</meta:creation-date>
    <dc:date>2015-08-24T11:29:14.099743550</dc:date>
    <meta:editing-duration>PT41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36" meta:character-count="233" meta:non-whitespace-character-count="200"/>
  </office:meta>
</office:document-meta>
</file>